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start" style:justify-single-word="false"/>
      <style:text-properties officeooo:rsid="000aa284" officeooo:paragraph-rsid="001e4505"/>
    </style:style>
    <style:style style:name="P12" style:family="paragraph" style:parent-style-name="Standard">
      <style:paragraph-properties fo:text-align="center" style:justify-single-word="false"/>
      <style:text-properties fo:font-weight="bold" officeooo:rsid="00214144" officeooo:paragraph-rsid="0023f353" style:font-weight-asian="bold" style:font-weight-complex="bold"/>
    </style:style>
    <style:style style:name="P13" style:family="paragraph" style:parent-style-name="Standard">
      <style:paragraph-properties fo:text-align="center" style:justify-single-word="false"/>
      <style:text-properties fo:font-weight="normal" officeooo:rsid="0023f353" officeooo:paragraph-rsid="0024d0e9" style:font-weight-asian="normal" style:font-weight-complex="normal"/>
    </style:style>
    <style:style style:name="P14" style:family="paragraph" style:parent-style-name="Standard">
      <style:paragraph-properties fo:text-align="start" style:justify-single-word="false"/>
      <style:text-properties fo:font-weight="normal" officeooo:rsid="0024d0e9" officeooo:paragraph-rsid="0024d0e9" style:font-weight-asian="normal" style:font-weight-complex="normal"/>
    </style:style>
    <style:style style:name="P15" style:family="paragraph" style:parent-style-name="Standard" style:list-style-name="L1">
      <style:text-properties officeooo:rsid="0023f353" officeooo:paragraph-rsid="0023f353"/>
    </style:style>
    <style:style style:name="P16" style:family="paragraph" style:parent-style-name="Standard" style:list-style-name="L3">
      <style:text-properties officeooo:rsid="0023f353" officeooo:paragraph-rsid="0023f353"/>
    </style:style>
    <style:style style:name="P17" style:family="paragraph" style:parent-style-name="Standard" style:list-style-name="L1">
      <style:text-properties officeooo:rsid="0024d0e9" officeooo:paragraph-rsid="0024d0e9"/>
    </style:style>
    <style:style style:name="P18" style:family="paragraph" style:parent-style-name="Standard" style:list-style-name="L7">
      <style:paragraph-properties fo:text-align="start" style:justify-single-word="false"/>
      <style:text-properties officeooo:rsid="0024d0e9" officeooo:paragraph-rsid="0024d0e9"/>
    </style:style>
    <style:style style:name="P19" style:family="paragraph" style:parent-style-name="Standard" style:list-style-name="L8">
      <style:text-properties officeooo:rsid="0024d0e9" officeooo:paragraph-rsid="0024d0e9"/>
    </style:style>
    <style:style style:name="P20" style:family="paragraph" style:parent-style-name="Standard" style:list-style-name="L3">
      <style:text-properties officeooo:rsid="0024d0e9" officeooo:paragraph-rsid="0024d0e9"/>
    </style:style>
    <style:style style:name="P21" style:family="paragraph" style:parent-style-name="Standard">
      <style:paragraph-properties fo:text-align="start" style:justify-single-word="false" fo:break-before="page"/>
      <style:text-properties fo:font-weight="normal" officeooo:rsid="0024d0e9" officeooo:paragraph-rsid="0024d0e9" style:font-weight-asian="normal" style:font-weight-complex="normal"/>
    </style:style>
    <style:style style:name="T1" style:family="text">
      <style:text-properties fo:font-weight="bold" officeooo:rsid="0024d0e9" style:font-weight-asian="bold" style:font-weight-complex="bold"/>
    </style:style>
    <style:style style:name="T2" style:family="text">
      <style:text-properties officeooo:rsid="00054aa4"/>
    </style:style>
    <style:style style:name="T3" style:family="text">
      <style:text-properties fo:font-size="14pt" fo:font-style="italic" style:font-size-asian="14pt" style:font-style-asian="italic" style:font-size-complex="14pt" style:font-style-complex="italic"/>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e4505" style:font-weight-asian="normal" style:font-weight-complex="normal"/>
    </style:style>
    <style:style style:name="T7" style:family="text">
      <style:text-properties officeooo:rsid="00214144"/>
    </style:style>
    <style:style style:name="T8" style:family="text">
      <style:text-properties officeooo:rsid="0023f353"/>
    </style:style>
    <style:style style:name="T9" style:family="text">
      <style:text-properties officeooo:rsid="0024d0e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2"><text:span text:style-name="T9">Diplomacy </text:span>(<text:span text:style-name="T9">2) </text:span></text:p>
      <text:p text:style-name="P13"><text:span text:style-name="T1">Powerful Alien Being</text:span></text:p>
      <text:p text:style-name="P13"/>
      <text:p text:style-name="P14">Description: Sensors have picked up incredible energy surges from the planet Pollux IV thought to have been uninhabited. The energy signals however are not of natural origin and there must be some intelligence behind them. Send a team to investigate and get access and the rights to this new energy source. </text:p>
      <text:p text:style-name="P21">Sensors have picked up incredible energy surges from the planet Pollux IV thought to have been uninhabited. The energy signals however are not of natural origin and there must be some intelligence behind them. You are being sent to investigate and get access and the rights to this new energy source. </text:p>
      <text:p text:style-name="P4"/>
      <text:list xml:id="list6358187932467590203" text:style-name="L1">
        <text:list-item>
          <text:p text:style-name="P17">Maximum personnel: 6 : If you have personnel on this mission in excess of the maximum then the remainder will die horribly within minutes of arriving on the planet.</text:p>
        </text:list-item>
        <text:list-item>
          <text:p text:style-name="P17">Upon arrival you find an old-Earth temple of some configuration. In the temple is someone or something claiming to be one of the old-Earth gods (mythos and identity of your choice) Like any god it demands worship and is unimpressed with your inconsequential existence.</text:p>
        </text:list-item>
      </text:list>
      <text:p text:style-name="P4"/>
      <text:p text:style-name="P11"><text:span text:style-name="T4">Survivors:</text:span><text:span text:style-name="T5"> <text:s/></text:span></text:p>
      <text:list xml:id="list8530507105262363222" text:style-name="L7">
        <text:list-item>
          <text:p text:style-name="P18"><text:span text:style-name="T6">Roll a d6 and subtract </text:span><text:span text:style-name="T5">2</text:span><text:span text:style-name="T6">. This will be the number of away team members that survived. None of the rest of you make it back alive. Note that non-survivors might not actually have died but might instead have decided to stay-on with the deity.</text:span></text:p>
        </text:list-item>
      </text:list>
      <text:p text:style-name="P1"/>
      <text:p text:style-name="P6"><text:span text:style-name="T4">Success Criteria</text:span>: </text:p>
      <text:list xml:id="list4746993373993030785" text:style-name="L8">
        <text:list-item>
          <text:p text:style-name="P19">In order to succeed in this mission your team must have two (2) of the following skills and at least one survivor. [PILOT, NAVIGATOR, COMMAND, COMPETITIVE DANCE, COUNSELING, RANGED COMBAT, SUPERIOR STRENGTH, SUPERIOR INTELLIGENCE].</text:p>
        </text:list-item>
      </text:list>
      <text:p text:style-name="P1"/>
      <text:p text:style-name="P1"><text:span text:style-name="T4">Quartermaster</text:span>: The quartermaster has provided you with the following to assist in your mission: </text:p>
      <text:list xml:id="list2871170017175660084" text:style-name="L3">
        <text:list-item>
          <text:p text:style-name="P16">A <text:span text:style-name="T9">pointy stick</text:span></text:p>
        </text:list-item>
        <text:list-item>
          <text:p text:style-name="P20">A pair of virtual reality goggles. </text:p>
        </text:list-item>
      </text:list>
      <text:p text:style-name="P1"/>
      <text:p text:style-name="P2"><text:span text:style-name="T3">Determine your survivors and success.</text:span> </text:p>
      <text:p text:style-name="P3"><text:span text:style-name="T2">As a group </text:span>(including the non-survivors) <text:span text:style-name="T2">take about ten minutes (don't rush, don't dawdle – its not a race) to </text:span>come up with a report detailing how the events of this mission played out. Your unique skills and the equipment provided by the quartermaster should play an important role in <text:span text:style-name="T2">how the </text:span>success or failure of this mission <text:span text:style-name="T2">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0M24S</meta:editing-duration>
    <meta:editing-cycles>19</meta:editing-cycles>
    <meta:generator>LibreOffice/5.1.6.2$Windows_x86 LibreOffice_project/07ac168c60a517dba0f0d7bc7540f5afa45f0909</meta:generator>
    <dc:date>2017-08-20T14:22:08.678000000</dc:date>
    <meta:document-statistic meta:table-count="0" meta:image-count="0" meta:object-count="0" meta:page-count="2" meta:paragraph-count="23" meta:word-count="464" meta:character-count="2675" meta:non-whitespace-character-count="2230"/>
    <meta:user-defined meta:name="Info 1"/>
    <meta:user-defined meta:name="Info 2"/>
    <meta:user-defined meta:name="Info 3"/>
    <meta:user-defined meta:name="Info 4"/>
  </office:meta>
</office:document-meta>
</file>